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4.976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9.146cm"/>
    </style:style>
    <style:style style:name="co5" style:family="table-column">
      <style:table-column-properties fo:break-before="auto" style:column-width="2.362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able-cell-properties fo:padding="0.071cm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  <style:style style:name="ce4" style:family="table-cell" style:parent-style-name="Default" style:data-style-name="N40">
      <style:table-cell-properties fo:padding="0.071cm"/>
    </style:style>
    <style:style style:name="ce5" style:family="table-cell" style:parent-style-name="Default">
      <style:table-cell-properties fo:padding="0.071cm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41">
      <style:table-cell-properties fo:padding="0.071cm"/>
    </style:style>
    <style:style style:name="ce7" style:family="table-cell" style:parent-style-name="Default" style:data-style-name="N37">
      <style:table-cell-properties fo:padding="0.071cm"/>
      <style:text-properties style:font-name="Liberation Sans" style:font-name-asian="Droid Sans Fallback" style:font-name-complex="FreeSans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2" table:default-cell-style-name="ce6"/>
        <table:table-column table:style-name="co5" table:number-columns-repeated="1017" table:default-cell-style-name="Default"/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carugo</text:p>
          </table:table-cell>
          <table:table-cell office:value-type="string" calcext:value-type="string">
            <text:p>elida</text:p>
          </table:table-cell>
          <table:table-cell office:value-type="float" office:value="10659983" calcext:value-type="float">
            <text:p>1065998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men</text:p>
          </table:table-cell>
          <table:table-cell office:value-type="float" office:value="13581562" calcext:value-type="float">
            <text:p>1358156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pietroboni</text:p>
          </table:table-cell>
          <table:table-cell office:value-type="string" calcext:value-type="string">
            <text:p>fernanda</text:p>
          </table:table-cell>
          <table:table-cell office:value-type="float" office:value="17253165" calcext:value-type="float">
            <text:p>1725316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meza 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pablo 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tombesi 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tombesi 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men</text:p>
          </table:table-cell>
          <table:table-cell office:value-type="float" office:value="13581562" calcext:value-type="float">
            <text:p>1358156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policano</text:p>
          </table:table-cell>
          <table:table-cell office:value-type="string" calcext:value-type="string">
            <text:p>vanina</text:p>
          </table:table-cell>
          <table:table-cell office:value-type="float" office:value="23104653" calcext:value-type="float">
            <text:p>231046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pablo 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martin</text:p>
          </table:table-cell>
          <table:table-cell office:value-type="float" office:value="29994251" calcext:value-type="float">
            <text:p>2999425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lorena mabel</text:p>
          </table:table-cell>
          <table:table-cell office:value-type="float" office:value="30078613" calcext:value-type="float">
            <text:p>3007861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barbera</text:p>
          </table:table-cell>
          <table:table-cell office:value-type="string" calcext:value-type="string">
            <text:p>noel</text:p>
          </table:table-cell>
          <table:table-cell office:value-type="float" office:value="31586555" calcext:value-type="float">
            <text:p>315865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ana noemi</text:p>
          </table:table-cell>
          <table:table-cell office:value-type="float" office:value="31899665" calcext:value-type="float">
            <text:p>3189966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ba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rocio</text:p>
          </table:table-cell>
          <table:table-cell office:value-type="float" office:value="34770399" calcext:value-type="float">
            <text:p>34770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rocio</text:p>
          </table:table-cell>
          <table:table-cell office:value-type="float" office:value="34770399" calcext:value-type="float">
            <text:p>34770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table:number-columns-repeated="1018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í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1H45M00S" calcext:value-type="time">
            <text:p>11:4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5-07" calcext:value-type="date">
            <text:p>07/05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boleta de salida</text:p>
          </table:table-cell>
          <table:table-cell office:value-type="time" office:time-value="PT37H00M00S" calcext:value-type="time">
            <text:p>13:00:00</text:p>
          </table:table-cell>
          <table:table-cell office:value-type="time" office:time-value="PT38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table:style-name="ce4"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carugo</text:p>
          </table:table-cell>
          <table:table-cell office:value-type="string" calcext:value-type="string">
            <text:p>elida</text:p>
          </table:table-cell>
          <table:table-cell office:value-type="float" office:value="10659983" calcext:value-type="float">
            <text:p>10659983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30M00S" calcext:value-type="time">
            <text:p>15:30:00</text:p>
          </table:table-cell>
          <table:table-cell table:number-columns-repeated="1017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8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3H29M00S" calcext:value-type="time">
            <text:p>13:29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office:value-type="time" office:time-value="PT13H15M00S" calcext:value-type="time">
            <text:p>13:1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atricia</text:p>
          </table:table-cell>
          <table:table-cell office:value-type="float" office:value="13581982" calcext:value-type="float">
            <text:p>1358198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14.00.00</text:p>
          </table:table-cell>
          <table:table-cell table:number-columns-repeated="1017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08H15M00S" calcext:value-type="time">
            <text:p>08:15:00</text:p>
          </table:table-cell>
          <table:table-cell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boleta de salida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1H30M00S" calcext:value-type="time">
            <text:p>11:3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table:number-columns-repeated="1018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boleta de salida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 <text:s/>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gabriela</text:p>
          </table:table-cell>
          <table:table-cell office:value-type="float" office:value="20256822" calcext:value-type="float">
            <text:p>20256822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gabriela</text:p>
          </table:table-cell>
          <table:table-cell office:value-type="float" office:value="20256822" calcext:value-type="float">
            <text:p>2025682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paula</text:p>
          </table:table-cell>
          <table:table-cell office:value-type="float" office:value="22132177" calcext:value-type="float">
            <text:p>22132177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8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boleta de salida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10M00S" calcext:value-type="time">
            <text:p>10:1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boleta de salida</text:p>
          </table:table-cell>
          <table:table-cell office:value-type="time" office:time-value="PT08H50M00S" calcext:value-type="time">
            <text:p>08:50:00</text:p>
          </table:table-cell>
          <table:table-cell office:value-type="time" office:time-value="PT09H30M00S" calcext:value-type="time">
            <text:p>09:30:00</text:p>
          </table:table-cell>
          <table:table-cell table:number-columns-repeated="1017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office:value-type="time" office:time-value="PT09H50M00S" calcext:value-type="time">
            <text:p>09:50:00</text:p>
          </table:table-cell>
          <table:table-cell office:value-type="time" office:time-value="PT11H00M00S" calcext:value-type="time">
            <text:p>11:00:00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15M00S" calcext:value-type="time">
            <text:p>10:15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3H35M00S" calcext:value-type="time">
            <text:p>13:3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4H25M00S" calcext:value-type="time">
            <text:p>14:25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09H37M00S" calcext:value-type="time">
            <text:p>09:37:00</text:p>
          </table:table-cell>
          <table:table-cell office:value-type="time" office:time-value="PT10H05M00S" calcext:value-type="time">
            <text:p>10:05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table:number-columns-repeated="1018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0H20M00S" calcext:value-type="time">
            <text:p>10:2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table:style-name="ce3"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2H50M00S" calcext:value-type="time">
            <text:p>12:5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karina</text:p>
          </table:table-cell>
          <table:table-cell office:value-type="float" office:value="25293762" calcext:value-type="float">
            <text:p>25293762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kesler</text:p>
          </table:table-cell>
          <table:table-cell office:value-type="string" calcext:value-type="string">
            <text:p>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kesler</text:p>
          </table:table-cell>
          <table:table-cell office:value-type="string" calcext:value-type="string">
            <text:p>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8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office:value-type="time" office:time-value="PT13H20M00S" calcext:value-type="time">
            <text:p>13:2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30M00S" calcext:value-type="time">
            <text:p>15:3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30M00S" calcext:value-type="time">
            <text:p>10:30:00</text:p>
          </table:table-cell>
          <table:table-cell table:number-columns-repeated="1017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santilli</text:p>
          </table:table-cell>
          <table:table-cell office:value-type="string" calcext:value-type="string">
            <text:p>evangelina</text:p>
          </table:table-cell>
          <table:table-cell office:value-type="float" office:value="28521521" calcext:value-type="float">
            <text:p>28521521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08H25M00S" calcext:value-type="time">
            <text:p>08:25:00</text:p>
          </table:table-cell>
          <table:table-cell office:value-type="time" office:time-value="PT09H00M00S" calcext:value-type="time">
            <text:p>09:00:00</text:p>
          </table:table-cell>
          <table:table-cell table:number-columns-repeated="1017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35M00S" calcext:value-type="time">
            <text:p>12:35:00</text:p>
          </table:table-cell>
          <table:table-cell office:value-type="time" office:time-value="PT13H23M00S" calcext:value-type="time">
            <text:p>13:23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9H35M00S" calcext:value-type="time">
            <text:p>09:35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5H15M00S" calcext:value-type="time">
            <text:p>15:15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office:value-type="time" office:time-value="PT14H15M00S" calcext:value-type="time">
            <text:p>14:15:00</text:p>
          </table:table-cell>
          <table:table-cell office:value-type="time" office:time-value="PT15H15M00S" calcext:value-type="time">
            <text:p>15:15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13.3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4H20M00S" calcext:value-type="time">
            <text:p>14:20:00</text:p>
          </table:table-cell>
          <table:table-cell office:value-type="time" office:time-value="PT17H20M00S" calcext:value-type="time">
            <text:p>17:2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0H45M00S" calcext:value-type="time">
            <text:p>10:45:00</text:p>
          </table:table-cell>
          <table:table-cell office:value-type="time" office:time-value="PT13H45M00S" calcext:value-type="time">
            <text:p>13:45:00</text:p>
          </table:table-cell>
          <table:table-cell table:number-columns-repeated="1017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boleta de salida</text:p>
          </table:table-cell>
          <table:table-cell office:value-type="time" office:time-value="PT12H15M00S" calcext:value-type="time">
            <text:p>12:1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lorena mabel</text:p>
          </table:table-cell>
          <table:table-cell office:value-type="float" office:value="30078613" calcext:value-type="float">
            <text:p>30078613</text:p>
          </table:table-cell>
          <table:table-cell office:value-type="string" calcext:value-type="string">
            <text:p>boleta de salida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boleta de salid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8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table:style-name="ce4"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lozada 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ba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boleta de salida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4H50M00S" calcext:value-type="time">
            <text:p>14:5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boleta de salida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6H30M00S" calcext:value-type="time">
            <text:p>16:3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landero</text:p>
          </table:table-cell>
          <table:table-cell office:value-type="string" calcext:value-type="string">
            <text:p>lorena</text:p>
          </table:table-cell>
          <table:table-cell office:value-type="float" office:value="33261354" calcext:value-type="float">
            <text:p>33261354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2H50M00S" calcext:value-type="time">
            <text:p>12:5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2H15M00S" calcext:value-type="time">
            <text:p>12:15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ana noemi</text:p>
          </table:table-cell>
          <table:table-cell office:value-type="float" office:value="31899665" calcext:value-type="float">
            <text:p>31899665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ojeda chirino</text:p>
          </table:table-cell>
          <table:table-cell office:value-type="string" calcext:value-type="string">
            <text:p>santiago</text:p>
          </table:table-cell>
          <table:table-cell office:value-type="float" office:value="33212183" calcext:value-type="float">
            <text:p>33212183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waigant 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ongreso ONC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atricia</text:p>
          </table:table-cell>
          <table:table-cell office:value-type="float" office:value="13581982" calcext:value-type="float">
            <text:p>13581982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paula</text:p>
          </table:table-cell>
          <table:table-cell office:value-type="float" office:value="22132177" calcext:value-type="float">
            <text:p>22132177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martin</text:p>
          </table:table-cell>
          <table:table-cell office:value-type="float" office:value="29994251" calcext:value-type="float">
            <text:p>29994251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rso de capacitacion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rso de capacitacion</text:p>
          </table:table-cell>
          <table:table-cell table:number-columns-repeated="1019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dona sangre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horas extras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barbera</text:p>
          </table:table-cell>
          <table:table-cell office:value-type="string" calcext:value-type="string">
            <text:p>noel</text:p>
          </table:table-cell>
          <table:table-cell office:value-type="float" office:value="31586555" calcext:value-type="float">
            <text:p>31586555</text:p>
          </table:table-cell>
          <table:table-cell office:value-type="string" calcext:value-type="string">
            <text:p>horas extras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horas gremiales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8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horas gremiales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8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horas gremiales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8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incumbencias climáticas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justificado por autoridad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4-06" calcext:value-type="date">
            <text:p>06/04/16</text:p>
          </table:table-cell>
          <table:table-cell table:style-name="ce1" office:value-type="date" office:date-value="2016-04-08" calcext:value-type="date">
            <text:p>08/04/16</text:p>
          </table:table-cell>
          <table:table-cell table:number-columns-repeated="1017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4-19" calcext:value-type="date">
            <text:p>19/04/16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4-07" calcext:value-type="date">
            <text:p>07/04/16</text:p>
          </table:table-cell>
          <table:table-cell table:number-columns-repeated="1017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4-25" calcext:value-type="date">
            <text:p>25/04/16</text:p>
          </table:table-cell>
          <table:table-cell table:style-name="ce1" office:value-type="date" office:date-value="2016-04-26" calcext:value-type="date">
            <text:p>26/04/16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5-11" calcext:value-type="date">
            <text:p>11/05/16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san roman</text:p>
          </table:table-cell>
          <table:table-cell office:value-type="string" calcext:value-type="string">
            <text:p>soledad</text:p>
          </table:table-cell>
          <table:table-cell office:value-type="float" office:value="29307403" calcext:value-type="float">
            <text:p>29307403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4-26" calcext:value-type="date">
            <text:p>26/04/16</text:p>
          </table:table-cell>
          <table:table-cell table:style-name="ce1" office:value-type="date" office:date-value="2016-04-28" calcext:value-type="date">
            <text:p>28/04/16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emanuel</text:p>
          </table:table-cell>
          <table:table-cell office:value-type="float" office:value="31381082" calcext:value-type="float">
            <text:p>31381082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5-18" calcext:value-type="date">
            <text:p>18/05/16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justificado por médico</text:p>
          </table:table-cell>
          <table:table-cell table:style-name="ce7" office:value-type="date" office:date-value="2016-04-13" calcext:value-type="date">
            <text:p>13/04/16</text:p>
          </table:table-cell>
          <table:table-cell table:style-name="ce1" office:value-type="date" office:date-value="2016-04-13" calcext:value-type="date">
            <text:p>13/04/16</text:p>
          </table:table-cell>
          <table:table-cell table:number-columns-repeated="1017"/>
        </table:table-row>
        <table:table-row table:style-name="ro1"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3-27" calcext:value-type="date">
            <text:p>27/03/16</text:p>
          </table:table-cell>
          <table:table-cell table:style-name="ce1" office:value-type="date" office:date-value="2016-05-27" calcext:value-type="date">
            <text:p>27/05/16</text:p>
          </table:table-cell>
          <table:table-cell table:number-columns-repeated="1017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3-30" calcext:value-type="date">
            <text:p>30/03/16</text:p>
          </table:table-cell>
          <table:table-cell table:style-name="ce1" office:value-type="date" office:date-value="2016-04-01" calcext:value-type="date">
            <text:p>01/04/16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table:style-name="ce5" office:value-type="string" calcext:value-type="string">
            <text:p>justificado por médico</text:p>
          </table:table-cell>
          <table:table-cell table:number-columns-repeated="2" table:style-name="ce1" office:value-type="date" office:date-value="2016-03-22" calcext:value-type="date">
            <text:p>22/03/16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5-16" calcext:value-type="date">
            <text:p>16/05/16</text:p>
          </table:table-cell>
          <table:table-cell table:style-name="ce7" office:value-type="date" office:date-value="2016-05-17" calcext:value-type="date">
            <text:p>17/05/16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7" calcext:value-type="date">
            <text:p>1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4" calcext:value-type="date">
            <text:p>14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5" calcext:value-type="date">
            <text:p>15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acosta 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plenario desde las 10 hs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pre ocupacional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Pre-examen</text:p>
          </table:table-cell>
          <table:table-cell table:style-name="ce1" office:value-type="date" office:date-value="2016-02-23" calcext:value-type="date">
            <text:p>23/02/16</text:p>
          </table:table-cell>
          <table:table-cell table:style-name="ce1" office:value-type="date" office:date-value="2016-02-24" calcext:value-type="date">
            <text:p>24/02/16</text:p>
          </table:table-cell>
          <table:table-cell table:number-columns-repeated="1017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karina</text:p>
          </table:table-cell>
          <table:table-cell office:value-type="float" office:value="25293762" calcext:value-type="float">
            <text:p>25293762</text:p>
          </table:table-cell>
          <table:table-cell office:value-type="string" calcext:value-type="string">
            <text:p>Pre-examen</text:p>
          </table:table-cell>
          <table:table-cell table:style-name="ce1" office:value-type="date" office:date-value="2016-03-10" calcext:value-type="date">
            <text:p>10/03/16</text:p>
          </table:table-cell>
          <table:table-cell table:style-name="ce1" office:value-type="date" office:date-value="2016-03-11" calcext:value-type="date">
            <text:p>11/03/16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style-name="ce1" office:value-type="date" office:date-value="2016-04-08" calcext:value-type="date">
            <text:p>08/04/16</text:p>
          </table:table-cell>
          <table:table-cell table:style-name="ce7" office:value-type="date" office:date-value="2016-04-13" calcext:value-type="date">
            <text:p>13/04/16</text:p>
          </table:table-cell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style-name="ce1" office:value-type="date" office:date-value="2016-05-06" calcext:value-type="date">
            <text:p>06/05/16</text:p>
          </table:table-cell>
          <table:table-cell table:style-name="ce1" office:value-type="date" office:date-value="2016-05-11" calcext:value-type="date">
            <text:p>11/05/16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nicolas francisco</text:p>
          </table:table-cell>
          <table:table-cell office:value-type="float" office:value="29994394" calcext:value-type="float">
            <text:p>29994394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nicolas francisco</text:p>
          </table:table-cell>
          <table:table-cell office:value-type="float" office:value="29994394" calcext:value-type="float">
            <text:p>29994394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ojeda chirino</text:p>
          </table:table-cell>
          <table:table-cell office:value-type="string" calcext:value-type="string">
            <text:p>santiago</text:p>
          </table:table-cell>
          <table:table-cell office:value-type="float" office:value="33212183" calcext:value-type="float">
            <text:p>33212183</text:p>
          </table:table-cell>
          <table:table-cell office:value-type="string" calcext:value-type="string">
            <text:p>se retira autorizad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 table:number-rows-repeated="1047831">
          <table:table-cell table:number-columns-repeated="1024"/>
        </table:table-row>
        <table:table-row table:style-name="ro2" table:number-rows-repeated="7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Hoja1.$A$1" table:cell-range-address="$Hoja1.$A$1:.$G$666"/>
        </table:named-expressions>
      </table:table>
      <table:named-expressions/>
      <table:database-ranges>
        <table:database-range table:name="__Anonymous_Sheet_DB__0" table:target-range-address="Hoja1.A1:Hoja1.G666" table:contains-header="false">
          <table:sort>
            <table:sort-by table:field-number="4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0P2" style:volatile="true">
      <loext:fill-character> </loext:fill-character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4P2" style:volatile="true">
      <loext:fill-character> </loext:fill-character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Liberation Sans" fo:font-family="'Liberation Sans'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018cm 0.053cm 0.018cm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c0c0c0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fo:border="0.74pt solid #c0c0c0" fo:padding="0.071cm" style:rotation-align="none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alida" style:family="table-cell" style:parent-style-name="Default">
      <style:table-cell-properties fo:background-color="#c0c0c0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99" style:border-line-width-bottom="0.018cm 0.053cm 0.018cm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99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c0c0c0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8:35:07.5616414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19:24:52.974504960</dc:date>
    <meta:editing-duration>PT2H34M2S</meta:editing-duration>
    <meta:editing-cycles>7</meta:editing-cycles>
    <meta:generator>LibreOffice/4.3.3.2$Linux_X86_64 LibreOffice_project/430m0$Build-2</meta:generator>
    <meta:document-statistic meta:table-count="1" meta:cell-count="3822" meta:object-count="0"/>
  </office:meta>
</office:document-meta>
</file>